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NF 6430 - process. 09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0-08" calcext:value-type="date">
            <text:p>08/10/2025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NF 6439 - process. 10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1-12" calcext:value-type="date">
            <text:p>12/11/2025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0" office:value-type="string" calcext:value-type="string">
            <text:p>NF 6448 - process. 1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0" office:value-type="string" calcext:value-type="string">
            <text:p>NF 6457 - process. 1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6-01-06" calcext:value-type="date">
            <text:p>06/01/2026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7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02:45.759623400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2:45.771059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6:32</meta:creation-date>
    <dc:date>2026-01-20T16:02:58.253785800</dc:date>
    <dc:language>pt-PT</dc:language>
    <meta:editing-cycles>542</meta:editing-cycles>
    <meta:editing-duration>PT13H29M45S</meta:editing-duration>
    <meta:print-date>2020-01-09T15:25:59.983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